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3563a" officeooo:paragraph-rsid="0003563a"/>
    </style:style>
    <style:style style:name="P2" style:family="paragraph" style:parent-style-name="Standard" style:list-style-name="L1">
      <style:text-properties officeooo:rsid="0003563a" officeooo:paragraph-rsid="0003563a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Вам необходимо написать программу, которая определяет количество символов, которые нужно добавить к паролю, чтобы он стал надежным.</text:p>
      <text:p text:style-name="P1"/>
      <text:p text:style-name="P1">Пароль считается надежным, если:</text:p>
      <text:list xml:id="list1833384991" text:style-name="L1">
        <text:list-item>
          <text:p text:style-name="P2">Содержит минимум 6 символов</text:p>
        </text:list-item>
        <text:list-item>
          <text:p text:style-name="P2">Содержит минимум одну цифру</text:p>
        </text:list-item>
        <text:list-item>
          <text:p text:style-name="P2">Содержит минимум одну букву верхнего регистра</text:p>
        </text:list-item>
        <text:list-item>
          <text:p text:style-name="P2">Содержит минимум одну букву нижнего регистра</text:p>
        </text:list-item>
        <text:list-item>
          <text:p text:style-name="P2">Содержит минимум один специальный символ. Специальные символы: !, @, #, $, %, ^, &amp;, *, ), (, -, +.</text:p>
        </text:list-item>
      </text:list>
      <text:p text:style-name="P1">Пример:</text:p>
      <text:p text:style-name="P1"><text:tab/>Ввод:</text:p>
      <text:p text:style-name="P1"><text:tab/><text:tab/>Abl</text:p>
      <text:p text:style-name="P1"><text:tab/>Вывод:</text:p>
      <text:p text:style-name="P1"><text:tab/><text:tab/>3</text:p>
      <text:p text:style-name="P1">Пояснение:</text:p>
      <text:p text:style-name="P1">В пароле имеется одна буква верхнего регистра и две буквы нижнего регистра. Отсутствует цифра, специальный символ. Если мы их добавим к паролю, то будут соблюдаться все факторы надежного пароля, кроме его длины. Поэтому мы добавим к паролю любой символ. Итого количество добавленных символов равно трем.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7-24T01:24:50.036345073</meta:creation-date>
    <dc:date>2020-07-24T01:31:46.447974410</dc:date>
    <meta:editing-duration>PT6M59S</meta:editing-duration>
    <meta:editing-cycles>1</meta:editing-cycles>
    <meta:document-statistic meta:table-count="0" meta:image-count="0" meta:object-count="0" meta:page-count="1" meta:paragraph-count="14" meta:word-count="116" meta:character-count="755" meta:non-whitespace-character-count="652"/>
    <meta:generator>LibreOffice/6.3.5.2$Linux_X86_64 LibreOffice_project/30$Build-2</meta:generator>
  </office:meta>
</office:document-meta>
</file>